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chema.xml" manifest:media-type="text/xml"/>
  <manifest:file-entry manifest:full-path="Basic/VBAProject/Module1.xml" manifest:media-type="text/xml"/>
  <manifest:file-entry manifest:full-path="Basic/VBAProject/Bibliotekarier.xml" manifest:media-type="text/xml"/>
  <manifest:file-entry manifest:full-path="Basic/VBAProject/Assistenter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6673in"/>
    </style:style>
    <style:style style:name="co7" style:family="table-column">
      <style:table-column-properties fo:break-before="auto" style:column-width="0.661in"/>
    </style:style>
    <style:style style:name="co8" style:family="table-column">
      <style:table-column-properties fo:break-before="auto" style:column-width="0.9807in"/>
    </style:style>
    <style:style style:name="co9" style:family="table-column">
      <style:table-column-properties fo:break-before="auto" style:column-width="0.9366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7272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0.8043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826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chema">
      <style:table-properties table:display="true" style:writing-mode="lr-tb"/>
    </style:style>
    <style:style style:name="ta2" style:family="table" style:master-page-name="PageStyle_5f_Bibliotekarier">
      <style:table-properties table:display="true" style:writing-mode="lr-tb"/>
    </style:style>
    <style:style style:name="ta3" style:family="table" style:master-page-name="PageStyle_5f_Assistenter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9" style:family="table-cell" style:parent-style-name="Default"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2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3" style:family="table-cell" style:parent-style-name="Default">
      <style:table-cell-properties fo:background-color="#ffff00" style:diagonal-bl-tr="none" style:diagonal-tl-br="none" fo:border="0.74pt solid #000000" style:rotation-align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4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5" style:family="table-cell" style:parent-style-name="Default">
      <style:table-cell-properties fo:background-color="#9dc3e6" style:diagonal-bl-tr="none" style:diagonal-tl-br="none" fo:border="0.74pt solid #000000" style:rotation-align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7" style:family="table-cell" style:parent-style-name="Default">
      <style:table-cell-properties fo:background-color="#ffffff" style:diagonal-bl-tr="none" style:diagonal-tl-br="none" fo:border="0.74pt solid #000000" style:rotation-align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1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map style:condition="cell-content()=&quot;B&quot;" style:apply-style-name="ConditionalStyle_5f_18" style:base-cell-address="Bibliotekarier.D152"/>
      <style:map style:condition="is-true-formula(LEN(TRIM([.D152]))=0)" style:apply-style-name="ConditionalStyle_5f_16" style:base-cell-address="Bibliotekarier.D152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5" style:family="table-cell" style:parent-style-name="Default">
      <style:table-cell-properties fo:background-color="#9dc3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14" style:base-cell-address="Bibliotekarier.F152"/>
      <style:map style:condition="is-true-formula(LEN(TRIM([.F152]))=0)" style:apply-style-name="ConditionalStyle_5f_12" style:base-cell-address="Bibliotekarier.F152"/>
    </style:style>
    <style:style style:name="ce37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10" style:base-cell-address="Bibliotekarier.G152"/>
      <style:map style:condition="is-true-formula(LEN(TRIM([.G152]))=0)" style:apply-style-name="ConditionalStyle_5f_8" style:base-cell-address="Bibliotekarier.G152"/>
    </style:style>
    <style:style style:name="ce38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39" style:family="table-cell" style:parent-style-name="Default">
      <style:map style:condition="is-true-formula(LEN(TRIM([.J1]))=0)" style:apply-style-name="ConditionalStyle_5f_29" style:base-cell-address="Bibliotekarier.J1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4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2" style:base-cell-address="Bibliotekarier.AE215"/>
      <style:map style:condition="is-true-formula(LEN(TRIM([.AE215]))=0)" style:apply-style-name="ConditionalStyle_5f_20" style:base-cell-address="Bibliotekarier.AE215"/>
    </style:style>
    <style:style style:name="ce43" style:family="table-cell" style:parent-style-name="Default">
      <style:table-cell-properties style:diagonal-bl-tr="none" style:diagonal-tl-br="none" fo:border="none" style:rotation-align="none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44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26" style:base-cell-address="Bibliotekarier.A1"/>
      <style:map style:condition="is-true-formula(LEN(TRIM([.A1]))=0)" style:apply-style-name="ConditionalStyle_5f_24" style:base-cell-address="Bibliotekarier.A1"/>
    </style:style>
    <style:style style:name="ce45" style:family="table-cell" style:parent-style-name="Default"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49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0" style:family="table-cell" style:parent-style-name="Default">
      <style:table-cell-properties fo:background-color="#ffff00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1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2" style:family="table-cell" style:parent-style-name="Default">
      <style:table-cell-properties fo:background-color="#9dc3e6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4" style:family="table-cell" style:parent-style-name="Default">
      <style:table-cell-properties fo:background-color="#ffffff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7" style:family="table-cell" style:parent-style-name="Default">
      <style:table-cell-properties fo:background-color="#ffffff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58" style:family="table-cell" style:parent-style-name="Default">
      <style:map style:condition="cell-content()=&quot;B&quot;" style:apply-style-name="ConditionalStyle_5f_3" style:base-cell-address="Assistenter.L2"/>
      <style:map style:condition="is-true-formula(LEN(TRIM([.L2]))=0)" style:apply-style-name="ConditionalStyle_5f_1" style:base-cell-address="Assistenter.L2"/>
    </style:style>
    <style:style style:name="ce59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60" style:family="table-cell" style:parent-style-name="Default">
      <style:table-cell-properties fo:background-color="#cccccc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61" style:family="table-cell" style:parent-style-name="Default">
      <style:table-cell-properties fo:background-color="#c0c0c0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62" style:family="table-cell" style:parent-style-name="Default">
      <style:table-cell-properties fo:background-color="#cccccc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  <style:style style:name="ce63" style:family="table-cell" style:parent-style-name="Default">
      <style:table-cell-properties fo:background-color="#ffff00" style:diagonal-bl-tr="none" style:diagonal-tl-br="none" fo:border="0.74pt solid #000000" style:rotation-align="none"/>
      <style:map style:condition="cell-content()=&quot;B&quot;" style:apply-style-name="ConditionalStyle_5f_6" style:base-cell-address="Assistenter.A1"/>
      <style:map style:condition="is-true-formula(LEN(TRIM([.A1]))=0)" style:apply-style-name="ConditionalStyle_5f_5" style:base-cell-address="Assistenter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71" table:default-cell-style-name="Default"/>
        <table:table-column table:style-name="co1" table:default-cell-style-name="Default"/>
        <table:table-column table:style-name="co3" table:number-columns-repeated="94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9" table:number-columns-repeated="3"/>
          <table:table-cell table:style-name="ce2"/>
          <table:table-cell table:number-columns-repeated="1017"/>
        </table:table-row>
        <table:table-row table:style-name="ro1" table:number-rows-repeated="4">
          <table:table-cell table:style-name="ce1"/>
          <table:table-cell table:style-name="ce6" table:number-columns-repeated="2"/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10"/>
          <table:table-cell table:style-name="ce9"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9" table:number-columns-repeated="2"/>
          <table:table-cell/>
          <table:table-cell table:style-name="ce2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9"/>
          <table:table-cell table:style-name="ce10"/>
          <table:table-cell table:style-name="ce9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10"/>
          <table:table-cell table:style-name="ce9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Schemavecka 1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2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3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4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5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6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7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8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9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Schemavecka 10</text:p>
          </table:table-cell>
          <table:table-cell table:number-columns-repeated="2"/>
          <table:table-cell table:style-name="ce11" table:number-columns-repeated="2"/>
          <table:table-cell table:style-name="ce14"/>
          <table:table-cell table:number-columns-repeated="2"/>
          <table:table-cell office:value-type="string" calcext:value-type="string">
            <text:p>Bemanningskrav</text:p>
          </table:table-cell>
          <table:table-cell table:number-columns-repeated="2"/>
          <table:table-cell table:style-name="ce11" table:number-columns-repeated="2"/>
          <table:table-cell table:style-name="ce14" table:number-columns-repeated="2"/>
          <table:table-cell table:number-columns-repeated="937"/>
        </table:table-row>
        <table:table-row table:style-name="ro1">
          <table:table-cell table:style-name="ce4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Må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 v1</text:p>
          </table:table-cell>
          <table:table-cell table:style-name="ce12" office:value-type="string" calcext:value-type="string">
            <text:p>Bokbuss v2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0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i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 v1</text:p>
          </table:table-cell>
          <table:table-cell table:style-name="ce12" office:value-type="string" calcext:value-type="string">
            <text:p>Bokbuss v2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0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3" table:number-columns-repeated="2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On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 v1</text:p>
          </table:table-cell>
          <table:table-cell table:style-name="ce12" office:value-type="string" calcext:value-type="string">
            <text:p>Bokbuss v2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0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Tors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 v1</text:p>
          </table:table-cell>
          <table:table-cell table:style-name="ce12" office:value-type="string" calcext:value-type="string">
            <text:p>Bokbuss v2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7" office:value-type="string" calcext:value-type="string">
            <text:p>13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0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6.00-20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</text:p>
          </table:table-cell>
          <table:table-cell table:style-name="ce12" office:value-type="string" calcext:value-type="string">
            <text:p>Reserver:</text:p>
          </table:table-cell>
          <table:table-cell table:style-name="ce8"/>
          <table:table-cell/>
          <table:table-cell table:style-name="ce7" office:value-type="string" calcext:value-type="string">
            <text:p>Fre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Plocklista</text:p>
          </table:table-cell>
          <table:table-cell table:style-name="ce12" office:value-type="string" calcext:value-type="string">
            <text:p>Bokbuss v1</text:p>
          </table:table-cell>
          <table:table-cell table:style-name="ce12" office:value-type="string" calcext:value-type="string">
            <text:p>Bokbuss v2</text:p>
          </table:table-cell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8.00-10.0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style-name="ce7" table:number-columns-repeated="2"/>
          <table:table-cell table:style-name="ce13" table:number-columns-repeated="2"/>
          <table:table-cell table:style-name="ce12"/>
          <table:table-cell table:style-name="ce8"/>
          <table:table-cell/>
          <table:table-cell table:style-name="ce7" office:value-type="string" calcext:value-type="string">
            <text:p>10.00-13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style-name="ce7" table:number-columns-repeated="2"/>
          <table:table-cell table:style-name="ce13"/>
          <table:table-cell table:style-name="ce10"/>
          <table:table-cell table:style-name="ce12"/>
          <table:table-cell table:style-name="ce8"/>
          <table:table-cell/>
          <table:table-cell table:style-name="ce4" office:value-type="string" calcext:value-type="string">
            <text:p>13.00-15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/>
          <table:table-cell table:style-name="ce10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4" office:value-type="string" calcext:value-type="string">
            <text:p>15.00-18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0"/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8" table:number-columns-repeated="3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8" table:number-columns-repeated="2"/>
          <table:table-cell table:style-name="ce5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Lör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:</text:p>
          </table:table-cell>
          <table:table-cell table:style-name="ce8" table:number-columns-repeated="2"/>
          <table:table-cell table:style-name="ce18"/>
          <table:table-cell table:number-columns-repeated="937"/>
        </table:table-row>
        <table:table-row table:style-name="ro1">
          <table:table-cell table:style-name="ce4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8" table:number-columns-repeated="3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8" table:number-columns-repeated="2"/>
          <table:table-cell table:style-name="ce5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</text:p>
          </table:table-cell>
          <table:table-cell table:style-name="ce12" table:number-columns-repeated="2"/>
          <table:table-cell table:style-name="ce8"/>
          <table:table-cell/>
          <table:table-cell table:style-name="ce7" office:value-type="string" calcext:value-type="string">
            <text:p>Söndag</text:p>
          </table:table-cell>
          <table:table-cell table:style-name="ce7" office:value-type="string" calcext:value-type="string">
            <text:p>Exp/Norpan</text:p>
          </table:table-cell>
          <table:table-cell table:style-name="ce7" office:value-type="string" calcext:value-type="string">
            <text:p>Info</text:p>
          </table:table-cell>
          <table:table-cell table:style-name="ce12" office:value-type="string" calcext:value-type="string">
            <text:p>Hageby:</text:p>
          </table:table-cell>
          <table:table-cell table:style-name="ce8" table:number-columns-repeated="2"/>
          <table:table-cell table:style-name="ce18"/>
          <table:table-cell table:number-columns-repeated="937"/>
        </table:table-row>
        <table:table-row table:style-name="ro1">
          <table:table-cell table:style-name="ce4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style-name="ce7" table:number-columns-repeated="2"/>
          <table:table-cell table:style-name="ce12"/>
          <table:table-cell table:style-name="ce13"/>
          <table:table-cell table:style-name="ce12"/>
          <table:table-cell table:style-name="ce8"/>
          <table:table-cell/>
          <table:table-cell table:style-name="ce7" office:value-type="string" calcext:value-type="string">
            <text:p>11.00-16.0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17"/>
          <table:table-cell table:number-columns-repeated="937"/>
        </table:table-row>
        <table:table-row table:style-name="ro1">
          <table:table-cell table:style-name="ce5"/>
          <table:table-cell table:style-name="ce8" table:number-columns-repeated="2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8"/>
          <table:table-cell/>
          <table:table-cell table:style-name="ce8" table:number-columns-repeated="3"/>
          <table:table-cell table:style-name="ce13"/>
          <table:table-cell table:style-name="ce12" table:number-columns-repeated="2"/>
          <table:table-cell table:style-name="ce17"/>
          <table:table-cell table:number-columns-repeated="93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bliotekarier" table:style-name="ta2">
        <table:table-column table:style-name="co3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6" table:number-columns-repeated="10" table:default-cell-style-name="ce19"/>
        <table:table-column table:style-name="co8" table:default-cell-style-name="ce19"/>
        <table:table-column table:style-name="co3" table:number-columns-repeated="6" table:default-cell-style-name="ce19"/>
        <table:table-column table:style-name="co9" table:default-cell-style-name="ce19"/>
        <table:table-column table:style-name="co3" table:number-columns-repeated="6" table:default-cell-style-name="ce19"/>
        <table:table-column table:style-name="co10" table:default-cell-style-name="ce19"/>
        <table:table-column table:style-name="co3" table:number-columns-repeated="993" table:default-cell-style-name="ce19"/>
        <table:table-row table:style-name="ro1">
          <table:table-cell table:number-columns-repeated="2"/>
          <table:table-cell office:value-type="string" calcext:value-type="string">
            <text:p>Tillgänglighet</text:p>
          </table:table-cell>
          <table:table-cell table:style-name="ce23" office:value-type="string" calcext:value-type="string">
            <text:p>X</text:p>
          </table:table-cell>
          <table:table-cell office:value-type="string" calcext:value-type="string">
            <text:p>Kan ha pass</text:p>
          </table:table-cell>
          <table:table-cell table:number-columns-repeated="3"/>
          <table:table-cell office:value-type="string" calcext:value-type="string">
            <text:p>Avdelningar</text:p>
          </table:table-cell>
          <table:table-cell table:style-name="ce39" office:value-type="string" calcext:value-type="string">
            <text:p>Bar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4" office:value-type="string" calcext:value-type="string">
            <text:p>P</text:p>
          </table:table-cell>
          <table:table-cell office:value-type="string" calcext:value-type="string">
            <text:p>Har plocklista</text:p>
          </table:table-cell>
          <table:table-cell table:number-columns-repeated="4"/>
          <table:table-cell table:style-name="ce39" office:value-type="string" calcext:value-type="string">
            <text:p>Vuxen</text:p>
          </table:table-cell>
          <table:table-cell table:number-columns-repeated="2"/>
          <table:table-cell office:value-type="string" calcext:value-type="string">
            <text:p>Passfri dag i <text:s/>veckan: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5" office:value-type="string" calcext:value-type="string">
            <text:p>B</text:p>
          </table:table-cell>
          <table:table-cell office:value-type="string" calcext:value-type="string">
            <text:p>Har bokbuss</text:p>
          </table:table-cell>
          <table:table-cell table:number-columns-repeated="4"/>
          <table:table-cell table:style-name="ce39" office:value-type="string" calcext:value-type="string">
            <text:p>Medi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6" office:value-type="string" calcext:value-type="string">
            <text:p>PASS</text:p>
          </table:table-cell>
          <table:table-cell office:value-type="string" calcext:value-type="string">
            <text:p>Inlagt pass</text:p>
          </table:table-cell>
          <table:table-cell table:number-columns-repeated="4"/>
          <table:table-cell table:style-name="ce39" office:value-type="string" calcext:value-type="string">
            <text:p>Assist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7" office:value-type="string" calcext:value-type="string">
            <text:p>FAIL</text:p>
          </table:table-cell>
          <table:table-cell office:value-type="string" calcext:value-type="string">
            <text:p>FELAKTIGT PASS</text:p>
          </table:table-cell>
          <table:table-cell table:number-columns-repeated="4"/>
          <table:table-cell table:style-name="ce39" office:value-type="string" calcext:value-type="string">
            <text:p>Inge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ntal bibliotekarier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7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30"/>
          <table:table-cell table:number-columns-repeated="6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0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0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2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4"/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5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40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2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40"/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2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2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2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40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40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38"/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38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40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7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7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1"/>
          <table:table-cell table:style-name="ce43"/>
          <table:table-cell table:style-name="ce21" table:number-columns-repeated="992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Ba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3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40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5" office:value-type="string" calcext:value-type="string">
            <text:p>B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40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5" office:value-type="string" calcext:value-type="string">
            <text:p>B</text:p>
          </table:table-cell>
          <table:table-cell table:style-name="ce29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Ba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B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28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2" table:number-columns-repeated="2"/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9"/>
          <table:table-cell table:number-columns-repeated="3"/>
          <table:table-cell table:style-name="ce34"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2" table:style-name="ce31" office:value-type="string" calcext:value-type="string">
            <text:p>X</text:p>
          </table:table-cell>
          <table:table-cell table:style-name="ce31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2" table:style-name="ce31" office:value-type="string" calcext:value-type="string">
            <text:p>X</text:p>
          </table:table-cell>
          <table:table-cell table:style-name="ce31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5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4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Ba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5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3" table:number-columns-repeated="2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3"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41"/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3"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3"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number-columns-repeated="3"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Ba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style-name="ce28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style-name="ce28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41"/>
          <table:table-cell table:style-name="ce31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1"/>
          <table:table-cell table:style-name="ce31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41"/>
          <table:table-cell table:style-name="ce31"/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1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1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3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3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3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3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2"/>
          <table:table-cell table:number-columns-repeated="3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I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2"/>
          <table:table-cell table:style-name="ce4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number-columns-repeated="2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4"/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4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4"/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table:style-name="ce34"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4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4"/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 table:number-columns-repeated="3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2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 table:number-columns-repeated="2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Bar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35" office:value-type="string" calcext:value-type="string">
            <text:p>B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5" office:value-type="string" calcext:value-type="string">
            <text:p>B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6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1"/>
          <table:table-cell table:number-columns-repeated="4"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9"/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3:00-16:00</text:p>
          </table:table-cell>
          <table:table-cell table:style-name="ce31"/>
          <table:table-cell table:number-columns-repeated="3" table:style-name="ce3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1"/>
          <table:table-cell table:number-columns-repeated="4" table:style-name="ce3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/>
          <table:table-cell table:number-columns-repeated="4" table:style-name="ce31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1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table:style-name="ce34"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2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style-name="ce28" office:value-type="string" calcext:value-type="string">
            <text:p>X</text:p>
          </table:table-cell>
          <table:table-cell table:style-name="ce28"/>
          <table:table-cell table:style-name="ce33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26"/>
          <table:table-cell table:number-columns-repeated="2" table:style-name="ce28" office:value-type="string" calcext:value-type="string">
            <text:p>X</text:p>
          </table:table-cell>
          <table:table-cell table:style-name="ce33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table:style-name="ce34"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2" table:style-name="ce35" office:value-type="string" calcext:value-type="string">
            <text:p>B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35" office:value-type="string" calcext:value-type="string">
            <text:p>B</text:p>
          </table:table-cell>
          <table:table-cell table:style-name="ce33"/>
          <table:table-cell table:number-columns-repeated="2" table:style-name="ce35" office:value-type="string" calcext:value-type="string">
            <text:p>B</text:p>
          </table:table-cell>
          <table:table-cell table:style-name="ce33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5" office:value-type="string" calcext:value-type="string">
            <text:p>B</text:p>
          </table:table-cell>
          <table:table-cell table:style-name="ce33"/>
          <table:table-cell table:number-columns-repeated="3" table:style-name="ce35" office:value-type="string" calcext:value-type="string">
            <text:p>B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28" office:value-type="string" calcext:value-type="string">
            <text:p>X</text:p>
          </table:table-cell>
          <table:table-cell table:style-name="ce33"/>
          <table:table-cell table:number-columns-repeated="2"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5" office:value-type="string" calcext:value-type="string">
            <text:p>B</text:p>
          </table:table-cell>
          <table:table-cell table:style-name="ce33"/>
          <table:table-cell table:number-columns-repeated="3" table:style-name="ce35" office:value-type="string" calcext:value-type="string">
            <text:p>B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4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2"/>
          <table:table-cell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4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4"/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28" office:value-type="string" calcext:value-type="string">
            <text:p>X</text:p>
          </table:table-cell>
          <table:table-cell table:style-name="ce33" table:number-columns-repeated="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33"/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35" office:value-type="string" calcext:value-type="string">
            <text:p>B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35" office:value-type="string" calcext:value-type="string">
            <text:p>B</text:p>
          </table:table-cell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33"/>
          <table:table-cell table:style-name="ce29" table:number-columns-repeated="2"/>
          <table:table-cell table:style-name="ce33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35" office:value-type="string" calcext:value-type="string">
            <text:p>B</text:p>
          </table:table-cell>
          <table:table-cell table:style-name="ce29" table:number-columns-repeated="2"/>
          <table:table-cell table:style-name="ce35" office:value-type="string" calcext:value-type="string">
            <text:p>B</text:p>
          </table:table-cell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7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3"/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5" office:value-type="string" calcext:value-type="string">
            <text:p>B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5" office:value-type="string" calcext:value-type="string">
            <text:p>B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28" office:value-type="string" calcext:value-type="string">
            <text:p>X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5" office:value-type="string" calcext:value-type="string">
            <text:p>B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In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number-columns-repeated="2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4"/>
          <table:table-cell table:style-name="ce29" table:number-columns-repeated="3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style-name="ce33" table:number-columns-repeated="5"/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4"/>
          <table:table-cell table:style-name="ce29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4"/>
          <table:table-cell table:style-name="ce29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33" table:number-columns-repeated="5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3" table:number-columns-repeated="3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2"/>
          <table:table-cell table:style-name="ce33" table:number-columns-repeated="2"/>
          <table:table-cell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1024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0" table:number-columns-repeated="45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22" office:value-type="string" calcext:value-type="string">
            <text:p>8:00-10:00</text:p>
          </table:table-cell>
          <table:table-cell table:number-columns-repeated="7" table:style-name="ce28" office:value-type="string" calcext:value-type="string">
            <text:p>X</text:p>
          </table:table-cell>
          <table:table-cell/>
          <table:table-cell table:style-name="ce22" office:value-type="string" calcext:value-type="string">
            <text:p>8:00-10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6"/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/>
          <table:table-cell table:style-name="ce22" office:value-type="string" calcext:value-type="string">
            <text:p>8:00-10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6"/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style-name="ce26"/>
          <table:table-cell table:style-name="ce29"/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29" table:number-columns-repeated="3"/>
          <table:table-cell table:number-columns-repeated="2" table:style-name="ce28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46"/>
          <table:table-cell table:number-columns-repeated="978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bliotekarier.J1:Bibliotekarier.J5">
            <calcext:condition calcext:apply-style-name="ConditionalStyle_31" calcext:value="ends-with(&quot;B&quot;)" calcext:base-cell-address="Bibliotekarier.J1"/>
            <calcext:condition calcext:apply-style-name="ConditionalStyle_30" calcext:value="begins-with(&quot;X&quot;)" calcext:base-cell-address="Bibliotekarier.J1"/>
            <calcext:condition calcext:apply-style-name="ConditionalStyle_29" calcext:value="formula-is(LEN(TRIM([.J1]))=0)" calcext:base-cell-address="Bibliotekarier.J1"/>
          </calcext:conditional-format>
          <calcext:conditional-format calcext:target-range-address="Bibliotekarier.J1:Bibliotekarier.J5">
            <calcext:condition calcext:apply-style-name="ConditionalStyle_28" calcext:value="ends-with(&quot;B&quot;)" calcext:base-cell-address="Bibliotekarier.J1"/>
          </calcext:conditional-format>
          <calcext:conditional-format calcext:target-range-address="Bibliotekarier.AF215:Bibliotekarier.AMJ215 Bibliotekarier.A215:Bibliotekarier.AD215 Bibliotekarier.A1:Bibliotekarier.AMJ151 Bibliotekarier.A152:Bibliotekarier.C152 Bibliotekarier.H152:Bibliotekarier.AMJ152 Bibliotekarier.A153:Bibliotekarier.AMJ214 Bibliotekarier.A216:Bibliotekarier.AMJ1048576">
            <calcext:condition calcext:apply-style-name="ConditionalStyle_27" calcext:value="contains-text(&quot;HB | Exp | PL | Info&quot;)" calcext:base-cell-address="Bibliotekarier.A1"/>
            <calcext:condition calcext:apply-style-name="ConditionalStyle_26" calcext:value="=&quot;B&quot;" calcext:base-cell-address="Bibliotekarier.A1"/>
            <calcext:condition calcext:apply-style-name="ConditionalStyle_25" calcext:value="begins-with(&quot;X&quot;)" calcext:base-cell-address="Bibliotekarier.A1"/>
            <calcext:condition calcext:apply-style-name="ConditionalStyle_24" calcext:value="formula-is(LEN(TRIM([.A1]))=0)" calcext:base-cell-address="Bibliotekarier.A1"/>
          </calcext:conditional-format>
          <calcext:conditional-format calcext:target-range-address="Bibliotekarier.AE215:Bibliotekarier.AE215">
            <calcext:condition calcext:apply-style-name="ConditionalStyle_23" calcext:value="contains-text(&quot;HB | Exp | PL | Info&quot;)" calcext:base-cell-address="Bibliotekarier.AE215"/>
            <calcext:condition calcext:apply-style-name="ConditionalStyle_22" calcext:value="=&quot;B&quot;" calcext:base-cell-address="Bibliotekarier.AE215"/>
            <calcext:condition calcext:apply-style-name="ConditionalStyle_21" calcext:value="begins-with(&quot;X&quot;)" calcext:base-cell-address="Bibliotekarier.AE215"/>
            <calcext:condition calcext:apply-style-name="ConditionalStyle_20" calcext:value="formula-is(LEN(TRIM([.AE215]))=0)" calcext:base-cell-address="Bibliotekarier.AE215"/>
          </calcext:conditional-format>
          <calcext:conditional-format calcext:target-range-address="Bibliotekarier.D152:Bibliotekarier.E152">
            <calcext:condition calcext:apply-style-name="ConditionalStyle_19" calcext:value="contains-text(&quot;HB | Exp | PL | Info&quot;)" calcext:base-cell-address="Bibliotekarier.D152"/>
            <calcext:condition calcext:apply-style-name="ConditionalStyle_18" calcext:value="=&quot;B&quot;" calcext:base-cell-address="Bibliotekarier.D152"/>
            <calcext:condition calcext:apply-style-name="ConditionalStyle_17" calcext:value="begins-with(&quot;X&quot;)" calcext:base-cell-address="Bibliotekarier.D152"/>
            <calcext:condition calcext:apply-style-name="ConditionalStyle_16" calcext:value="formula-is(LEN(TRIM([.D152]))=0)" calcext:base-cell-address="Bibliotekarier.D152"/>
          </calcext:conditional-format>
          <calcext:conditional-format calcext:target-range-address="Bibliotekarier.F152:Bibliotekarier.F152">
            <calcext:condition calcext:apply-style-name="ConditionalStyle_15" calcext:value="contains-text(&quot;HB | Exp | PL | Info&quot;)" calcext:base-cell-address="Bibliotekarier.F152"/>
            <calcext:condition calcext:apply-style-name="ConditionalStyle_14" calcext:value="=&quot;B&quot;" calcext:base-cell-address="Bibliotekarier.F152"/>
            <calcext:condition calcext:apply-style-name="ConditionalStyle_13" calcext:value="begins-with(&quot;X&quot;)" calcext:base-cell-address="Bibliotekarier.F152"/>
            <calcext:condition calcext:apply-style-name="ConditionalStyle_12" calcext:value="formula-is(LEN(TRIM([.F152]))=0)" calcext:base-cell-address="Bibliotekarier.F152"/>
          </calcext:conditional-format>
          <calcext:conditional-format calcext:target-range-address="Bibliotekarier.G152:Bibliotekarier.G152">
            <calcext:condition calcext:apply-style-name="ConditionalStyle_11" calcext:value="contains-text(&quot;HB | Exp | PL | Info&quot;)" calcext:base-cell-address="Bibliotekarier.G152"/>
            <calcext:condition calcext:apply-style-name="ConditionalStyle_10" calcext:value="=&quot;B&quot;" calcext:base-cell-address="Bibliotekarier.G152"/>
            <calcext:condition calcext:apply-style-name="ConditionalStyle_9" calcext:value="begins-with(&quot;X&quot;)" calcext:base-cell-address="Bibliotekarier.G152"/>
            <calcext:condition calcext:apply-style-name="ConditionalStyle_8" calcext:value="formula-is(LEN(TRIM([.G152]))=0)" calcext:base-cell-address="Bibliotekarier.G152"/>
          </calcext:conditional-format>
        </calcext:conditional-formats>
      </table:table>
      <table:table table:name="Assistenter" table:style-name="ta3">
        <office:forms form:automatic-focus="false" form:apply-design-mode="false"/>
        <table:table-column table:style-name="co3" table:number-columns-repeated="2" table:default-cell-style-name="ce45"/>
        <table:table-column table:style-name="co11" table:default-cell-style-name="ce45"/>
        <table:table-column table:style-name="co6" table:number-columns-repeated="6" table:default-cell-style-name="ce45"/>
        <table:table-column table:style-name="co12" table:default-cell-style-name="ce45"/>
        <table:table-column table:style-name="co6" table:number-columns-repeated="5" table:default-cell-style-name="ce45"/>
        <table:table-column table:style-name="co3" table:number-columns-repeated="4" table:default-cell-style-name="ce45"/>
        <table:table-column table:style-name="co13" table:default-cell-style-name="ce45"/>
        <table:table-column table:style-name="co3" table:default-cell-style-name="ce45"/>
        <table:table-column table:style-name="co14" table:default-cell-style-name="ce45"/>
        <table:table-column table:style-name="co3" table:number-columns-repeated="5" table:default-cell-style-name="ce45"/>
        <table:table-column table:style-name="co15" table:default-cell-style-name="ce45"/>
        <table:table-column table:style-name="co16" table:default-cell-style-name="ce45"/>
        <table:table-column table:style-name="co3" table:number-columns-repeated="992" table:default-cell-style-name="ce45"/>
        <table:table-column table:style-name="co3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Tillgänglighet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Kan ha pass</text:p>
          </table:table-cell>
          <table:table-cell table:number-columns-repeated="3"/>
          <table:table-cell office:value-type="string" calcext:value-type="string">
            <text:p>Avdelningar</text:p>
          </table:table-cell>
          <table:table-cell office:value-type="string" calcext:value-type="string">
            <text:p>Barn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51" office:value-type="string" calcext:value-type="string">
            <text:p>P</text:p>
          </table:table-cell>
          <table:table-cell office:value-type="string" calcext:value-type="string">
            <text:p>Har plocklista</text:p>
          </table:table-cell>
          <table:table-cell table:number-columns-repeated="4"/>
          <table:table-cell office:value-type="string" calcext:value-type="string">
            <text:p>Vuxen</text:p>
          </table:table-cell>
          <table:table-cell/>
          <table:table-cell table:style-name="ce58" office:value-type="string" calcext:value-type="string">
            <text:p>Passfri dag i <text:s/>veckan: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52" office:value-type="string" calcext:value-type="string">
            <text:p>B</text:p>
          </table:table-cell>
          <table:table-cell office:value-type="string" calcext:value-type="string">
            <text:p>Har bokbuss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53" office:value-type="string" calcext:value-type="string">
            <text:p>PASS</text:p>
          </table:table-cell>
          <table:table-cell office:value-type="string" calcext:value-type="string">
            <text:p>Inlagt pass</text:p>
          </table:table-cell>
          <table:table-cell table:number-columns-repeated="4"/>
          <table:table-cell office:value-type="string" calcext:value-type="string">
            <text:p>Assistent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54" office:value-type="string" calcext:value-type="string">
            <text:p>FAIL</text:p>
          </table:table-cell>
          <table:table-cell office:value-type="string" calcext:value-type="string">
            <text:p>FELAKTIGT PASS</text:p>
          </table:table-cell>
          <table:table-cell table:number-columns-repeated="4"/>
          <table:table-cell office:value-type="string" calcext:value-type="string">
            <text:p>Ingen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ntal assistent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style-name="ce59"/>
          <table:table-cell table:number-columns-repeated="4" table:style-name="ce55" office:value-type="string" calcext:value-type="string">
            <text:p>X</text:p>
          </table:table-cell>
          <table:table-cell table:style-name="ce61"/>
          <table:table-cell table:style-name="ce60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9"/>
          <table:table-cell table:number-columns-repeated="4" table:style-name="ce55" office:value-type="string" calcext:value-type="string">
            <text:p>X</text:p>
          </table:table-cell>
          <table:table-cell table:style-name="ce62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9"/>
          <table:table-cell table:number-columns-repeated="3" table:style-name="ce55" office:value-type="string" calcext:value-type="string">
            <text:p>X</text:p>
          </table:table-cell>
          <table:table-cell table:style-name="ce59"/>
          <table:table-cell table:style-name="ce62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60" table:number-columns-repeated="2"/>
          <table:table-cell table:style-name="ce55" office:value-type="string" calcext:value-type="string">
            <text:p>X</text:p>
          </table:table-cell>
          <table:table-cell table:style-name="ce60" table:number-columns-repeated="2"/>
          <table:table-cell table:style-name="ce62" table:number-columns-repeated="2"/>
          <table:table-cell/>
          <table:table-cell table:style-name="ce56"/>
          <table:table-cell table:style-name="ce63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style-name="ce47" table:number-columns-repeated="1021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style-name="ce56"/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style-name="ce56"/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Assist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2" table:style-name="ce55" office:value-type="string" calcext:value-type="string">
            <text:p>X</text:p>
          </table:table-cell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office:value-type="string" calcext:value-type="string">
            <text:p>10:00-13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3"/>
          <table:table-cell office:value-type="string" calcext:value-type="string">
            <text:p>13:00-16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style-name="ce53"/>
          <table:table-cell table:style-name="ce56"/>
          <table:table-cell table:number-columns-repeated="3"/>
          <table:table-cell table:style-name="ce56"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5" calcext:value-type="float">
            <text:p>5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table:style-name="ce5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 table:number-columns-repeated="2"/>
          <table:table-cell table:style-name="ce55"/>
          <table:table-cell table:style-name="ce53" table:number-columns-repeated="2"/>
          <table:table-cell table:number-columns-repeated="3"/>
          <table:table-cell table:style-name="ce53" table:number-columns-repeated="2"/>
          <table:table-cell table:style-name="ce55"/>
          <table:table-cell table:style-name="ce53" table:number-columns-repeated="2"/>
          <table:table-cell table:number-columns-repeated="3"/>
          <table:table-cell table:style-name="ce53" table:number-columns-repeated="2"/>
          <table:table-cell table:style-name="ce55"/>
          <table:table-cell table:style-name="ce53" table:number-columns-repeated="2"/>
          <table:table-cell table:number-columns-repeated="3"/>
          <table:table-cell table:style-name="ce53" table:number-columns-repeated="2"/>
          <table:table-cell table:style-name="ce55"/>
          <table:table-cell table:style-name="ce53" table:number-columns-repeated="2"/>
          <table:table-cell table:number-columns-repeated="3"/>
          <table:table-cell office:value-type="string" calcext:value-type="string">
            <text:p>13:00-16:00</text:p>
          </table:table-cell>
          <table:table-cell table:style-name="ce53" table:number-columns-repeated="2"/>
          <table:table-cell table:style-name="ce55"/>
          <table:table-cell table:style-name="ce53" table:number-columns-repeated="2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3"/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2"/>
          <table:table-cell table:style-name="ce55" office:value-type="string" calcext:value-type="string">
            <text:p>X</text:p>
          </table:table-cell>
          <table:table-cell table:style-name="ce56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number-columns-repeated="4"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4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3" table:style-name="ce55" office:value-type="string" calcext:value-type="string">
            <text:p>X</text:p>
          </table:table-cell>
          <table:table-cell table:style-name="ce53" table:number-columns-repeated="2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style-name="ce53"/>
          <table:table-cell table:style-name="ce56"/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6" table:number-columns-repeated="3"/>
          <table:table-cell table:number-columns-repeated="2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number-columns-repeated="3" table:style-name="ce55" office:value-type="string" calcext:value-type="string">
            <text:p>X</text:p>
          </table:table-cell>
          <table:table-cell table:style-name="ce53" table:number-columns-repeated="2"/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3" table:style-name="ce55" office:value-type="string" calcext:value-type="string">
            <text:p>X</text:p>
          </table:table-cell>
          <table:table-cell table:style-name="ce53" table:number-columns-repeated="2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3" table:style-name="ce55" office:value-type="string" calcext:value-type="string">
            <text:p>X</text:p>
          </table:table-cell>
          <table:table-cell table:style-name="ce53" table:number-columns-repeated="2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6" table:number-columns-repeated="2"/>
          <table:table-cell table:style-name="ce53"/>
          <table:table-cell table:style-name="ce56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6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Ing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3" table:number-columns-repeated="5"/>
          <table:table-cell table:number-columns-repeated="2" table:style-name="ce55" office:value-type="string" calcext:value-type="string">
            <text:p>X</text:p>
          </table:table-cell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 table:number-columns-repeated="5"/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2"/>
          <table:table-cell table:style-name="ce53"/>
          <table:table-cell table:style-name="ce54"/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Assist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number-columns-repeated="2" table:style-name="ce55" office:value-type="string" calcext:value-type="string">
            <text:p>X</text:p>
          </table:table-cell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style-name="ce56" table:number-columns-repeated="2"/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style-name="ce56" table:number-columns-repeated="2"/>
          <table:table-cell/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 table:number-columns-repeated="3"/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3"/>
          <table:table-cell table:style-name="ce54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Ing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Default"/>
          <table:table-cell table:style-name="ce53" table:number-columns-repeated="4"/>
          <table:table-cell table:number-columns-repeated="3"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 table:number-columns-repeated="5"/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Default"/>
          <table:table-cell table:style-name="ce53" table:number-columns-repeated="4"/>
          <table:table-cell table:number-columns-repeated="3"/>
          <table:table-cell table:style-name="Default"/>
          <table:table-cell table:style-name="ce53" table:number-columns-repeated="4"/>
          <table:table-cell table:number-columns-repeated="3"/>
          <table:table-cell office:value-type="string" calcext:value-type="string">
            <text:p>10:00-13:00</text:p>
          </table:table-cell>
          <table:table-cell table:style-name="Default"/>
          <table:table-cell table:style-name="ce53" table:number-columns-repeated="4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 table:number-columns-repeated="4"/>
          <table:table-cell table:number-columns-repeated="3"/>
          <table:table-cell table:style-name="ce53" table:number-columns-repeated="5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 table:number-columns-repeated="4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 table:number-columns-repeated="4"/>
          <table:table-cell table:number-columns-repeated="3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 table:number-columns-repeated="4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4"/>
          <table:table-cell table:number-columns-repeated="3"/>
          <table:table-cell table:style-name="ce53"/>
          <table:table-cell table:style-name="ce54" table:number-columns-repeated="2"/>
          <table:table-cell table:style-name="ce53"/>
          <table:table-cell table:style-name="ce54"/>
          <table:table-cell table:number-columns-repeated="3"/>
          <table:table-cell table:style-name="ce53"/>
          <table:table-cell table:style-name="ce54" table:number-columns-repeated="4"/>
          <table:table-cell table:number-columns-repeated="3"/>
          <table:table-cell table:style-name="ce53"/>
          <table:table-cell table:style-name="ce54" table:number-columns-repeated="4"/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4"/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1" calcext:value-type="float">
            <text:p>11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number-columns-repeated="7" table:style-name="ce55" office:value-type="string" calcext:value-type="string">
            <text:p>X</text:p>
          </table:table-cell>
          <table:table-cell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table:number-columns-repeated="5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2"/>
          <table:table-cell table:style-name="ce53"/>
          <table:table-cell table:style-name="ce54"/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2" calcext:value-type="float">
            <text:p>12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5"/>
          <table:table-cell table:number-columns-repeated="6" table:style-name="ce55" office:value-type="string" calcext:value-type="string">
            <text:p>X</text:p>
          </table:table-cell>
          <table:table-cell/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style-name="ce56" table:number-columns-repeated="2"/>
          <table:table-cell/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 table:style-name="ce53"/>
          <table:table-cell table:number-columns-repeated="3"/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55"/>
          <table:table-cell table:number-columns-repeated="4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3" table:number-columns-repeated="2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3"/>
          <table:table-cell table:style-name="ce54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Assist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3" table:number-columns-repeated="2"/>
          <table:table-cell table:number-columns-repeated="5" table:style-name="ce55" office:value-type="string" calcext:value-type="string">
            <text:p>X</text:p>
          </table:table-cell>
          <table:table-cell/>
          <table:table-cell table:style-name="ce53" table:number-columns-repeated="2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6" table:number-columns-repeated="2"/>
          <table:table-cell/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3" table:number-columns-repeated="2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number-columns-repeated="3"/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3" table:number-columns-repeated="2"/>
          <table:table-cell table:style-name="ce55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53" table:number-columns-repeated="2"/>
          <table:table-cell table:number-columns-repeated="3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3"/>
          <table:table-cell table:style-name="ce53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number-columns-repeated="4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53"/>
          <table:table-cell table:number-columns-repeated="4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4" calcext:value-type="float">
            <text:p>14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Vux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3"/>
          <table:table-cell table:number-columns-repeated="3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4"/>
          <table:table-cell table:number-columns-repeated="3"/>
          <table:table-cell table:style-name="ce53"/>
          <table:table-cell table:style-name="ce54" table:number-columns-repeated="4"/>
          <table:table-cell table:number-columns-repeated="3"/>
          <table:table-cell table:style-name="ce53"/>
          <table:table-cell table:style-name="ce54" table:number-columns-repeated="4"/>
          <table:table-cell table:number-columns-repeated="3"/>
          <table:table-cell table:style-name="ce53"/>
          <table:table-cell table:style-name="ce54" table:number-columns-repeated="4"/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4"/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5" calcext:value-type="float">
            <text:p>15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Assist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5" table:style-name="ce55" office:value-type="string" calcext:value-type="string">
            <text:p>X</text:p>
          </table:table-cell>
          <table:table-cell/>
          <table:table-cell table:style-name="ce55" office:value-type="string" calcext:value-type="string">
            <text:p>X</text:p>
          </table:table-cell>
          <table:table-cell table:style-name="ce55"/>
          <table:table-cell table:style-name="ce55" office:value-type="string" calcext:value-type="string">
            <text:p>X</text:p>
          </table:table-cell>
          <table:table-cell table:style-name="ce53" table:number-columns-repeated="2"/>
          <table:table-cell table:style-name="ce56" table:number-columns-repeated="2"/>
          <table:table-cell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 table:style-name="ce55" office:value-type="string" calcext:value-type="string">
            <text:p>X</text:p>
          </table:table-cell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3" table:number-columns-repeated="2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0:00-13:00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3" table:number-columns-repeated="2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/>
          <table:table-cell office:value-type="string" calcext:value-type="string">
            <text:p>13:00-16:00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3"/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5" office:value-type="string" calcext:value-type="string">
            <text:p>X</text:p>
          </table:table-cell>
          <table:table-cell table:style-name="ce54" table:number-columns-repeated="2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36"/>
          <table:table-cell table:style-name="ce57" table:number-columns-repeated="5"/>
          <table:table-cell table:number-columns-repeated="983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office:value-type="float" office:value="16" calcext:value-type="float">
            <text:p>16</text:p>
          </table:table-cell>
          <table:table-cell table:style-name="ce46" table:number-columns-repeated="1020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D: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ntal avvikande veckor: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vdelning:</text:p>
          </table:table-cell>
          <table:table-cell office:value-type="string" calcext:value-type="string">
            <text:p>Medi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lg vecka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cka 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/>
          <table:table-cell office:value-type="string" calcext:value-type="string">
            <text:p>vecka 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sön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49" office:value-type="string" calcext:value-type="string">
            <text:p>8:00-10:00</text:p>
          </table:table-cell>
          <table:table-cell table:style-name="ce53" table:number-columns-repeated="5"/>
          <table:table-cell table:number-columns-repeated="2" table:style-name="ce55" office:value-type="string" calcext:value-type="string">
            <text:p>X</text:p>
          </table:table-cell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53" table:number-columns-repeated="5"/>
          <table:table-cell table:style-name="ce56" table:number-columns-repeated="2"/>
          <table:table-cell/>
          <table:table-cell table:style-name="ce49" office:value-type="string" calcext:value-type="string">
            <text:p>8:00-10:00</text:p>
          </table:table-cell>
          <table:table-cell table:style-name="ce53" table:number-columns-repeated="5"/>
          <table:table-cell table:style-name="ce56" table:number-columns-repeated="2"/>
          <table:table-cell table:number-columns-repeated="981"/>
        </table:table-row>
        <table:table-row table:style-name="ro2">
          <table:table-cell table:number-columns-repeated="2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0:00-13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table:style-name="ce53" table:number-columns-repeated="5"/>
          <table:table-cell table:number-columns-repeated="3"/>
          <table:table-cell office:value-type="string" calcext:value-type="string">
            <text:p>13:00-16:00</text:p>
          </table:table-cell>
          <table:table-cell table:style-name="ce53" table:number-columns-repeated="5"/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2"/>
          <table:table-cell table:style-name="ce53" table:number-columns-repeated="2"/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6:00-20:00</text:p>
          </table:table-cell>
          <table:table-cell table:style-name="ce53"/>
          <table:table-cell table:style-name="ce54" table:number-columns-repeated="3"/>
          <table:table-cell table:style-name="ce55" office:value-type="string" calcext:value-type="string">
            <text:p>X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57" table:number-columns-repeated="5"/>
          <table:table-cell table:number-columns-repeated="991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>
          <table:table-cell table:style-name="ce46" table:number-columns-repeated="1021"/>
          <table:table-cell table:number-columns-repeated="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48" table:number-columns-repeated="1021"/>
          <table:table-cell table:number-columns-repeated="3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ssistenter.AB1:Assistenter.AMG1 Assistenter.A1:Assistenter.K23 Assistenter.AB2:Assistenter.AMG2 Assistenter.L124:Assistenter.S1048563 Assistenter.A124:Assistenter.C124 Assistenter.AB124:Assistenter.AMG124 Assistenter.U125:Assistenter.AA125 Assistenter.AC125:Assistenter.AJ125 Assistenter.AL125:Assistenter.AMG125 Assistenter.AB126:Assistenter.AMG1048563 Assistenter.AB25:Assistenter.AMG123 Assistenter.L3:Assistenter.AMG22 Assistenter.A125:Assistenter.K1048563 Assistenter.E124:Assistenter.AA124 Assistenter.L1:Assistenter.AA1 Assistenter.M2:Assistenter.AA2 Assistenter.A25:Assistenter.AA123 Assistenter.T126:Assistenter.AA1048563 Assistenter.L23:Assistenter.T23 Assistenter.V23:Assistenter.AMG23">
            <calcext:condition calcext:apply-style-name="ConditionalStyle_7" calcext:value="begins-with(&quot;X&quot;)" calcext:base-cell-address="Assistenter.A1"/>
            <calcext:condition calcext:apply-style-name="ConditionalStyle_6" calcext:value="=&quot;B&quot;" calcext:base-cell-address="Assistenter.A1"/>
            <calcext:condition calcext:apply-style-name="ConditionalStyle_5" calcext:value="formula-is(LEN(TRIM([.A1]))=0)" calcext:base-cell-address="Assistenter.A1"/>
          </calcext:conditional-format>
          <calcext:conditional-format calcext:target-range-address="Assistenter.L2:Assistenter.L2">
            <calcext:condition calcext:apply-style-name="ConditionalStyle_4" calcext:value="contains-text(&quot;HB | Exp | PL | Info&quot;)" calcext:base-cell-address="Assistenter.L2"/>
            <calcext:condition calcext:apply-style-name="ConditionalStyle_3" calcext:value="=&quot;B&quot;" calcext:base-cell-address="Assistenter.L2"/>
            <calcext:condition calcext:apply-style-name="ConditionalStyle_2" calcext:value="begins-with(&quot;X&quot;)" calcext:base-cell-address="Assistenter.L2"/>
            <calcext:condition calcext:apply-style-name="ConditionalStyle_1" calcext:value="formula-is(LEN(TRIM([.L2]))=0)" calcext:base-cell-address="Assistenter.L2"/>
          </calcext:conditional-format>
          <calcext:conditional-format calcext:target-range-address="Assistenter.A24:Assistenter.AMG24">
            <calcext:condition calcext:apply-style-name="ConditionalStyle_7" calcext:value="begins-with(&quot;X&quot;)" calcext:base-cell-address="Assistenter.A24"/>
            <calcext:condition calcext:apply-style-name="ConditionalStyle_6" calcext:value="=&quot;B&quot;" calcext:base-cell-address="Assistenter.A24"/>
            <calcext:condition calcext:apply-style-name="ConditionalStyle_5" calcext:value="formula-is(LEN(TRIM([.A24]))=0)" calcext:base-cell-address="Assistenter.A24"/>
          </calcext:conditional-format>
          <calcext:conditional-format calcext:target-range-address="Assistenter.U23:Assistenter.U23">
            <calcext:condition calcext:apply-style-name="ConditionalStyle_7" calcext:value="begins-with(&quot;X&quot;)" calcext:base-cell-address="Assistenter.U23"/>
            <calcext:condition calcext:apply-style-name="ConditionalStyle_6" calcext:value="=&quot;B&quot;" calcext:base-cell-address="Assistenter.U23"/>
            <calcext:condition calcext:apply-style-name="ConditionalStyle_5" calcext:value="formula-is(LEN(TRIM([.U23]))=0)" calcext:base-cell-address="Assistenter.U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DejaVu Sans" style:font-family-complex="'DejaVu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1" style:display-name="ConditionalStyle_31" style:family="table-cell" style:parent-style-name="Default">
      <style:table-cell-properties fo:background-color="#8faadc"/>
    </style:style>
    <style:style style:name="ConditionalStyle_5f_30" style:display-name="ConditionalStyle_30" style:family="table-cell" style:parent-style-name="Default">
      <style:table-cell-properties fo:background-color="#ffff00"/>
    </style:style>
    <style:style style:name="ConditionalStyle_5f_29" style:display-name="ConditionalStyle_29" style:family="table-cell" style:parent-style-name="Default">
      <style:table-cell-properties fo:background-color="transparent"/>
    </style:style>
    <style:style style:name="ConditionalStyle_5f_28" style:display-name="ConditionalStyle_28" style:family="table-cell" style:parent-style-name="Default">
      <style:table-cell-properties fo:background-color="#8faadc"/>
    </style:style>
    <style:style style:name="ConditionalStyle_5f_27" style:display-name="ConditionalStyle_27" style:family="table-cell" style:parent-style-name="Default">
      <style:table-cell-properties fo:background-color="#548235"/>
    </style:style>
    <style:style style:name="ConditionalStyle_5f_26" style:display-name="ConditionalStyle_26" style:family="table-cell" style:parent-style-name="Default">
      <style:table-cell-properties fo:background-color="#8faadc"/>
    </style:style>
    <style:style style:name="ConditionalStyle_5f_25" style:display-name="ConditionalStyle_25" style:family="table-cell" style:parent-style-name="Default">
      <style:table-cell-properties fo:background-color="#ffff00"/>
    </style:style>
    <style:style style:name="ConditionalStyle_5f_24" style:display-name="ConditionalStyle_24" style:family="table-cell" style:parent-style-name="Default">
      <style:table-cell-properties fo:background-color="transparent"/>
    </style:style>
    <style:style style:name="ConditionalStyle_5f_23" style:display-name="ConditionalStyle_23" style:family="table-cell" style:parent-style-name="Default">
      <style:table-cell-properties fo:background-color="#548235"/>
    </style:style>
    <style:style style:name="ConditionalStyle_5f_22" style:display-name="ConditionalStyle_22" style:family="table-cell" style:parent-style-name="Default">
      <style:table-cell-properties fo:background-color="#8faadc"/>
    </style:style>
    <style:style style:name="ConditionalStyle_5f_21" style:display-name="ConditionalStyle_21" style:family="table-cell" style:parent-style-name="Default">
      <style:table-cell-properties fo:background-color="#ffff00"/>
    </style:style>
    <style:style style:name="ConditionalStyle_5f_20" style:display-name="ConditionalStyle_20" style:family="table-cell" style:parent-style-name="Default">
      <style:table-cell-properties fo:background-color="transparent"/>
    </style:style>
    <style:style style:name="ConditionalStyle_5f_19" style:display-name="ConditionalStyle_19" style:family="table-cell" style:parent-style-name="Default">
      <style:table-cell-properties fo:background-color="#548235"/>
    </style:style>
    <style:style style:name="ConditionalStyle_5f_18" style:display-name="ConditionalStyle_18" style:family="table-cell" style:parent-style-name="Default">
      <style:table-cell-properties fo:background-color="#8faadc"/>
    </style:style>
    <style:style style:name="ConditionalStyle_5f_17" style:display-name="ConditionalStyle_17" style:family="table-cell" style:parent-style-name="Default">
      <style:table-cell-properties fo:background-color="#ffff00"/>
    </style:style>
    <style:style style:name="ConditionalStyle_5f_16" style:display-name="ConditionalStyle_16" style:family="table-cell" style:parent-style-name="Default">
      <style:table-cell-properties fo:background-color="transparent"/>
    </style:style>
    <style:style style:name="ConditionalStyle_5f_15" style:display-name="ConditionalStyle_15" style:family="table-cell" style:parent-style-name="Default">
      <style:table-cell-properties fo:background-color="#548235"/>
    </style:style>
    <style:style style:name="ConditionalStyle_5f_14" style:display-name="ConditionalStyle_14" style:family="table-cell" style:parent-style-name="Default">
      <style:table-cell-properties fo:background-color="#8faadc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transparent"/>
    </style:style>
    <style:style style:name="ConditionalStyle_5f_11" style:display-name="ConditionalStyle_11" style:family="table-cell" style:parent-style-name="Default">
      <style:table-cell-properties fo:background-color="#548235"/>
    </style:style>
    <style:style style:name="ConditionalStyle_5f_10" style:display-name="ConditionalStyle_10" style:family="table-cell" style:parent-style-name="Default">
      <style:table-cell-properties fo:background-color="#8faadc"/>
    </style:style>
    <style:style style:name="ConditionalStyle_5f_9" style:display-name="ConditionalStyle_9" style:family="table-cell" style:parent-style-name="Default">
      <style:table-cell-properties fo:background-color="#ffff00"/>
    </style:style>
    <style:style style:name="ConditionalStyle_5f_8" style:display-name="ConditionalStyle_8" style:family="table-cell" style:parent-style-name="Default">
      <style:table-cell-properties fo:background-color="transparent"/>
    </style:style>
    <style:style style:name="ConditionalStyle_5f_7" style:display-name="ConditionalStyle_7" style:family="table-cell" style:parent-style-name="Default">
      <style:table-cell-properties fo:background-color="#ffff00"/>
    </style:style>
    <style:style style:name="ConditionalStyle_5f_6" style:display-name="ConditionalStyle_6" style:family="table-cell" style:parent-style-name="Default">
      <style:table-cell-properties fo:background-color="#8faadc"/>
    </style:style>
    <style:style style:name="ConditionalStyle_5f_5" style:display-name="ConditionalStyle_5" style:family="table-cell" style:parent-style-name="Default">
      <style:table-cell-properties fo:background-color="transparent"/>
    </style:style>
    <style:style style:name="ConditionalStyle_5f_4" style:display-name="ConditionalStyle_4" style:family="table-cell" style:parent-style-name="Default">
      <style:table-cell-properties fo:background-color="#548235"/>
    </style:style>
    <style:style style:name="ConditionalStyle_5f_3" style:display-name="ConditionalStyle_3" style:family="table-cell" style:parent-style-name="Default">
      <style:table-cell-properties fo:background-color="#8faadc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ma" style:display-name="PageStyle_Sche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bliotekarier" style:display-name="PageStyle_Bibliotekar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stenter" style:display-name="PageStyle_Assisten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dc:creator>Claes Arvidson</dc:creator>
    <meta:editing-cycles>2</meta:editing-cycles>
    <meta:creation-date>2006-09-16T00:00:00</meta:creation-date>
    <dc:date>2016-06-20T14:35:26.025699936</dc:date>
    <dc:language>en-US</dc:language>
    <meta:editing-duration>PT12M2S</meta:editing-duration>
    <meta:generator>LibreOffice/4.3.7.2$Linux_X86_64 LibreOffice_project/430$Build-2</meta:generator>
    <meta:document-statistic meta:table-count="3" meta:cell-count="54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Assistenter.xml><?xml version="1.0" encoding="utf-8"?>
<!DOCTYPE module  PUBLIC '-//OpenOffice.org//DTD OfficeDocument 1.0//EN'  'module.dtd'>
<script:module xmlns:script="http://openoffice.org/2000/script" script:name="Assistenter" script:language="StarBasic" script:moduleType="document">Rem Attribute VBA_ModuleType=VBADocumentModule
Option VBASupport 1
</script:module>
</file>

<file path=Basic/VBAProject/Bibliotekarier.xml><?xml version="1.0" encoding="utf-8"?>
<!DOCTYPE module  PUBLIC '-//OpenOffice.org//DTD OfficeDocument 1.0//EN'  'module.dtd'>
<script:module xmlns:script="http://openoffice.org/2000/script" script:name="Bibliotekarier" script:language="StarBasic" script:moduleType="document">Rem Attribute VBA_ModuleType=VBADocumentModule
Option VBASupport 1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Sub CreatingTheDatfile()

    Dim fso As Scripting.FileSystemObject
    Dim ts As Scripting.TextStream
    
    Const first_row_worker_ID = 14
    Const first_column_worker_ID = 4
    Const first_row_weekend = 16
    Const first_column_weekend = 4
    Const next_worker = 13 'avstånd mellan worker_ID
    Const first_row_skill = 8
    Const first_column_skill = 3
    Const next_skill = 3 'avstånd mellan skill
    Const next_shift = 1
    Const next_row = 1
    Const next_column = 1
    Const first_row = 20
    Const first_column = 4
    Dim num_librarians As Integer
    Worksheets("Bibliotekarier").Activate
    num_librarians = Cells(9, 4)
    Worksheets("Assistenter").Activate
    Dim num_assistants As Integer
    num_assistants = Cells(9, 4)
    Dim num_workers As Integer
    num_workers = num_librarians + num_assistants
    Const next_day = 1
    Const next_week = 9
    Const num_weeks = 5
    Const num_days = 5
    Const num_shifts = 4
    Const num_tasks = 3
    
    'Looping indices
    Dim i As Single
    Dim s As Single
    Dim d As Single
    Dim w As Single
    Dim j As Single
    
    'Array with task types
    Dim tasks(1 To num_tasks + 1) As String
    tasks(1) = "Exp"
    tasks(2) = "Info"
    tasks(3) = "PL"
    tasks(4) = "HB"
    
    
    'Worksheet = Schema
    Const first_row_demand = 16
    Const first_row_demand_weekend = 51
    Const first_column_demand = 82
    Const next_day_schedule = 7
    Const next_day_schedule_weekend = 4
    
    
    Dim relativePath As String
    relativePath = ThisWorkbook.Path '&amp; "\" &amp; ActiveWorkbook.Name
    
    Set fso = New Scripting.FileSystemObject
    
    Set ts = fso.CreateTextFile(relativePath &amp; "\..\" &amp; "librarystaff.dat", True) 'True means recreating if already existing
    
    ts.WriteLine "# Data file Created: " &amp; Now
    ts.WriteLine "# Master Thesis: Work Distribution of a Heterogeneous Library Staff - A Personnel Task Scheduling Problem"
    ts.WriteLine "# Master Students: Claes Arvidson and Emelie Karlsson"
    ts.WriteBlankLines 2
    ts.WriteLine "### Sets ###"
    'Set D
    ts.Write "set D := "
    For d = 1 To 7
        ts.Write d &amp; " "
    Next d
    ts.WriteLine "; #Set of days in a week"
    
    'Set W
    ts.Write "set W := "
    For w = 1 To num_weeks
        ts.Write w &amp; " "
    Next w
    ts.WriteLine "; #Set of weeks"
    
    'Set I
    ts.Write "set I := "
    For i = 1 To num_workers
        ts.Write i &amp; " "
    Next i
    ts.WriteLine "; #Number of workers in total"
    
    'Set S for s = 1..5
    For s = 1 To num_days
         ts.WriteLine "set S[" &amp; s &amp; "] := 1 2 3 4; #Set of outer shift in day " &amp; s
    Next s
    
    'Set S for s = 6,7
    For s = 6 To 7
         ts.WriteLine "set S[" &amp; s &amp; "] := 1; #Set of outer shift in day " &amp; s
    Next s
    
    
    'Set J
    For j = 1 To num_days
         ts.WriteLine "set J[" &amp; j &amp; "] := Exp Info PL LOW; #Set of total outer tasks at a day D, Exp, Info + plocklista"
    Next j
    
    'Set J for j = 6,7
    For j = 6 To 7
         ts.WriteLine "set J[" &amp; j &amp; "] := Exp Info HB; #Set of total outer tasks at a day D, Exp, Info + Hageby"
    Next j
    
    'Set I_weekend_avail
    ts.Write "set I_weekend_avail := "
    'For librarians
    Worksheets("Bibliotekarier").Activate
    For i = 1 To num_librarians
        If Cells(first_row_weekend + (i - 1) * next_worker, first_column_weekend) &lt;&gt; "I" Then
            ts.Write Cells(first_row_worker_ID + (i - 1) * next_worker, first_column_worker_ID) &amp; " "
        End If
    Next i
    'For assistants
    Worksheets("Assistenter").Activate
    For i = 1 To num_assistants
        If Cells(first_row_weekend + (i - 1) * next_worker, first_column_weekend) &lt;&gt; "I" Then
            ts.Write Cells(first_row_worker_ID + (i - 1) * next_worker, first_column_worker_ID) &amp; " "
        End If
    Next i
    ts.WriteLine ";"
    
    'Set I_lib
    Worksheets("Bibliotekarier").Activate
    ts.Write "set I_lib := "
    For i = 1 To num_librarians
        ts.Write Cells(first_row_worker_ID + (i - 1) * next_worker, first_column_worker_ID) &amp; " "
    Next i
    ts.WriteLine "; # Set with all of the librarians"
    
    'Set I_ass
    Worksheets("Assistenter").Activate
    ts.Write "set I_ass := "
    For i = 1 To num_assistants
         ts.Write Cells(first_row_worker_ID + (i - 1) * next_worker, first_column_worker_ID) &amp; " "
    Next i
    ts.WriteLine "; # Set with all of the assistants"
    
    
    
    'Set I_lib_on_wheels
    Worksheets("Bibliotekarier").Activate
    ts.Write "set I_lib_on_wheels := "
    For i = 1 To num_librarians
        For w = 1 To num_weeks
            For d = 1 To num_days
                For s = 1 To num_shifts
                    If Cells(first_row + (i - 1) * next_worker + (s - 1) * next_shift, first_column + (d - 1) * next_day + (w - 1) * next_week) = "B" Then
                        ts.Write Cells(first_row_worker_ID + (i - 1) * next_worker, first_column_worker_ID) &amp; " "
                        s = num_shifts
                        d = num_days
                        w = num_weeks
                    End If
                Next s
            Next d
        Next w
    Next i
    ts.WriteLine "; # Set with all librarians working in the library on wheels"
    
    'Set I_free_day
    ts.Write "set I_free_day := "
    Worksheets("Bibliotekarier").Activate
    ts.Write Cells(2, 14) &amp; " "
    Worksheets("Assistenter").Activate
    ts.WriteLine Cells(2, 14) &amp; ";"
    
    
    'Set V
    ts.WriteLine "set V := 1 2 3 4 5; #Set with the number of weekphases possible |V| = |W|"
    
    
    
    'Parameters
    ts.WriteBlankLines 2
    ts.WriteLine "### Parameters ###"
    
    'Initially set worksheet to Bibliotekarier
    Worksheets("Bibliotekarier").Activate

    'param "skill"
    ts.WriteLine "param" &amp; vbTab &amp; "skill" &amp; vbTab &amp; ":=" 'printing the header
    For i = 1 To num_librarians
        ts.WriteLine vbTab &amp; Cells(first_row_worker_ID + (i - 1) * next_worker, first_column_worker_ID) &amp; vbTab &amp; vbTab &amp; 1
    Next i
    'Change worksheet to Assistenter
    Worksheets("Assistenter").Activate
    For i = 1 To num_assistants
        If i = num_assistants Then 'Print a ";" at the end of parameter
            ts.WriteLine vbTab &amp; Cells(first_row_worker_ID + (i - 1) * next_worker, first_column_worker_ID) &amp; vbTab &amp; vbTab &amp; 0 &amp; ";"
        Else
            ts.WriteLine vbTab &amp; Cells(first_row_worker_ID + (i - 1) * next_worker, first_column_worker_ID) &amp; vbTab &amp; vbTab &amp; 0
        End If
    Next i
    
    
    'Change worksheet to Schema
    Worksheets("Schema").Activate
    'Parameter "task_worker_demand"
    ts.WriteLine "param" &amp; vbTab &amp; "task_worker_demand" &amp; vbTab &amp; ":="
    For d = 1 To num_days
        For s = 1 To num_shifts
            For j = 1 To num_tasks
                If Cells(first_row_demand + (s - 1) * next_row + (d - 1) * next_day_schedule, first_column_demand + (j - 1) * next_column) = "" Then
                    ts.WriteLine vbTab &amp; d &amp; " " &amp; s &amp; " " &amp; tasks(j) &amp; " " &amp; 0
                Else
                    ts.WriteLine vbTab &amp; d &amp; " " &amp; s &amp; " " &amp; tasks(j) &amp; " " &amp; Cells(first_row_demand + (s - 1) * next_row + (d - 1) * next_day_schedule, first_column_demand + (j - 1) * next_column)
                End If
            Next j
        Next s
    Next d
    'Adding weekends to task_worker_demand
    For d = 6 To 7
        For s = 1 To 1
            For j = 1 To 3
                If Cells(first_row_demand_weekend + (d - 6) * next_day_schedule_weekend, first_column_demand + (j - 1) * next_column) = "" Then
                    If j = 3 Then
                        ts.WriteLine vbTab &amp; d &amp; " " &amp; s &amp; " " &amp; tasks(j + 1) &amp; " " &amp; 0
                    End If
                    ts.WriteLine vbTab &amp; d &amp; " " &amp; s &amp; " " &amp; tasks(j) &amp; " " &amp; 0
                Else
                    If j = 3 Then
                        ts.WriteLine vbTab &amp; d &amp; " " &amp; s &amp; " " &amp; tasks(j + 1) &amp; " " &amp; Cells(first_row_demand_weekend + (d - 6) * next_day_schedule_weekend, first_column_demand + (j - 1) * next_column)
                    Else
                        ts.WriteLine vbTab &amp; d &amp; " " &amp; s &amp; " " &amp; tasks(j) &amp; " " &amp; Cells(first_row_demand_weekend + (d - 6) * next_day_schedule_weekend, first_column_demand + (j - 1) * next_column)
                    End If
                End If
            Next j
        Next s
    Next d
    ts.WriteLine ";"
    
    
    'Change worksheet to Schema
    Worksheets("Schema").Activate
    'Parameter "lib_on_wheels_worker_demand"
    ts.WriteLine "param" &amp; vbTab &amp; "lib_on_wheels_worker_demand" &amp; vbTab &amp; ":="
    For w = 1 To num_weeks
        For d = 1 To num_days
            For s = 1 To num_shifts
                If Cells(first_row_demand + (s - 1) * next_row + (d - 1) * next_day_schedule, first_column_demand + 3 + ((w + 1) Mod 2) * next_column) = "" Then
                    ts.WriteLine vbTab &amp; w &amp; " " &amp; d &amp; " " &amp; s &amp; " " &amp; 0
                Else
                    ts.WriteLine vbTab &amp; w &amp; " " &amp; d &amp; " " &amp; s &amp; " " &amp; Cells(first_row_demand + (s - 1) * next_row + (d - 1) * next_day_schedule, first_column_demand + 3 + ((w + 1) Mod 2) * next_column)
                End If
            Next s
        Next d
    Next w
    ts.WriteLine ";"
    
    
    
    'Change worksheet to Bibliotekarier
    Worksheets("Bibliotekarier").Activate
    'Parameter "avail" for librarians
    ts.WriteLine "param" &amp; vbTab &amp; "avail" &amp; vbTab &amp; ":="
    For i = 1 To num_librarians
        For w = 1 To num_weeks
            For d = 1 To num_days
                For s = 1 To num_shifts
                    If s = 4 And d = 5 Then 'Assigning avail for librarians on weekends by checking availability on fridays (s = 4, d = 5) then avail = 1 on s = 1 on d = 6 and d = 7
                        If Cells(first_row + (i - 1) * next_worker + (s - 1) * next_shift, first_column + (d - 1) * next_day + (w - 1) * next_week) = "X" Then
                            ts.WriteLine vbTab &amp; Cells(first_row_worker_ID + (i - 1) * next_worker, first_column_worker_ID) &amp; " " &amp; w &amp; " " &amp; d &amp; " " &amp; s &amp; " " &amp; 1
                            ts.WriteLine vbTab &amp; Cells(first_row_worker_ID + (i - 1) * next_worker, first_column_worker_ID) &amp; " " &amp; w &amp; " " &amp; 6 &amp; " " &amp; 1 &amp; " " &amp; 1
                            ts.WriteLine vbTab &amp; Cells(first_row_worker_ID + (i - 1) * next_worker, first_column_worker_ID) &amp; " " &amp; w &amp; " " &amp; 7 &amp; " " &amp; 1 &amp; " " &amp; 1
                        Else
                            ts.WriteLine vbTab &amp; Cells(first_row_worker_ID + (i - 1) * next_worker, first_column_worker_ID) &amp; " " &amp; w &amp; " " &amp; d &amp; " " &amp; s &amp; " " &amp; 0
                            ts.WriteLine vbTab &amp; Cells(first_row_worker_ID + (i - 1) * next_worker, first_column_worker_ID) &amp; " " &amp; w &amp; " " &amp; 6 &amp; " " &amp; 1 &amp; " " &amp; 0
                            ts.WriteLine vbTab &amp; Cells(first_row_worker_ID + (i - 1) * next_worker, first_column_worker_ID) &amp; " " &amp; w &amp; " " &amp; 7 &amp; " " &amp; 1 &amp; " " &amp; 0
                        End If
                    Else
                        If Cells(first_row + (i - 1) * next_worker + (s - 1) * next_shift, first_column + (d - 1) * next_day + (w - 1) * next_week) = "X" Then
                            ts.WriteLine vbTab &amp; Cells(first_row_worker_ID + (i - 1) * next_worker, first_column_worker_ID) &amp; " " &amp; w &amp; " " &amp; d &amp; " " &amp; s &amp; " " &amp; 1
                        Else
                            ts.WriteLine vbTab &amp; Cells(first_row_worker_ID + (i - 1) * next_worker, first_column_worker_ID) &amp; " " &amp; w &amp; " " &amp; d &amp; " " &amp; s &amp; " " &amp; 0
                        End If
                    End If
                Next s
            Next d
        Next w
    Next i
    
    'Change worksheet to Assistenter
    Worksheets("Assistenter").Activate
    'Continue printing the parameter "avail" for assistants
    For i = 1 To num_assistants
        For w = 1 To num_weeks
            For d = 1 To num_days
                For s = 1 To num_shifts
                    If s = 4 And d = 5 Then 'Assigning avail for assistants on weekends by checking availability on fridays (s = 4, d = 5) then avail = 1 on s = 1 on d = 6 and d = 7
                        If Cells(first_row + (i - 1) * next_worker + (s - 1) * next_shift, first_column + (d - 1) * next_day + (w - 1) * next_week) = "X" Then
                            ts.WriteLine vbTab &amp; Cells(first_row_worker_ID + (i - 1) * next_worker, first_column_worker_ID) &amp; " " &amp; w &amp; " " &amp; d &amp; " " &amp; s &amp; " " &amp; 1
                            ts.WriteLine vbTab &amp; Cells(first_row_worker_ID + (i - 1) * next_worker, first_column_worker_ID) &amp; " " &amp; w &amp; " " &amp; 6 &amp; " " &amp; 1 &amp; " " &amp; 1
                            ts.WriteLine vbTab &amp; Cells(first_row_worker_ID + (i - 1) * next_worker, first_column_worker_ID) &amp; " " &amp; w &amp; " " &amp; 7 &amp; " " &amp; 1 &amp; " " &amp; 1
                        Else
                            ts.WriteLine vbTab &amp; Cells(first_row_worker_ID + (i - 1) * next_worker, first_column_worker_ID) &amp; " " &amp; w &amp; " " &amp; d &amp; " " &amp; s &amp; " " &amp; 0
                            ts.WriteLine vbTab &amp; Cells(first_row_worker_ID + (i - 1) * next_worker, first_column_worker_ID) &amp; " " &amp; w &amp; " " &amp; 6 &amp; " " &amp; 1 &amp; " " &amp; 0
                            ts.WriteLine vbTab &amp; Cells(first_row_worker_ID + (i - 1) * next_worker, first_column_worker_ID) &amp; " " &amp; w &amp; " " &amp; 7 &amp; " " &amp; 1 &amp; " " &amp; 0
                        End If
                    Else
                        If Cells(first_row + (i - 1) * next_worker + (s - 1) * next_shift, first_column + (d - 1) * next_day + (w - 1) * next_week) = "X" Then
                            ts.WriteLine vbTab &amp; Cells(first_row_worker_ID + (i - 1) * next_worker, first_column_worker_ID) &amp; " " &amp; w &amp; " " &amp; d &amp; " " &amp; s &amp; " " &amp; 1
                        Else
                            ts.WriteLine vbTab &amp; Cells(first_row_worker_ID + (i - 1) * next_worker, first_column_worker_ID) &amp; " " &amp; w &amp; " " &amp; d &amp; " " &amp; s &amp; " " &amp; 0
                        End If
                    End If
                Next s
            Next d
        Next w
    Next i
    ts.WriteLine ";"
    
    'Change worksheet to Bibliotekarier
    Worksheets("Bibliotekarier").Activate
    'Parameter "avail_day" for librarians. Avail_day is if you are available for a PL, i.e. available shift 1 to 3
    ts.WriteLine "param" &amp; vbTab &amp; "avail_day" &amp; vbTab &amp; ":="
    For i = 1 To num_librarians
        For w = 1 To num_weeks
            For d = 1 To num_days
                If Cells(first_row + (i - 1) * next_worker + 0 * next_shift, first_column + (d - 1) * next_day + (w - 1) * next_week) = "X" And _
                Cells(first_row + (i - 1) * next_worker + 1 * next_shift, first_column + (d - 1) * next_day + (w - 1) * next_week) = "X" And _
                Cells(first_row + (i - 1) * next_worker + 2 * next_shift, first_column + (d - 1) * next_day + (w - 1) * next_week) = "X" Then
                    ts.WriteLine vbTab &amp; Cells(first_row_worker_ID + (i - 1) * next_worker, first_column_worker_ID) &amp; " " &amp; w &amp; " " &amp; d &amp; " " &amp; 1
                Else
                    ts.WriteLine vbTab &amp; Cells(first_row_worker_ID + (i - 1) * next_worker, first_column_worker_ID) &amp; " " &amp; w &amp; " " &amp; d &amp; " " &amp; 0
                End If
            Next d
        Next w
    Next i
    
    'Change worksheet to Assistenter
    Worksheets("Assistenter").Activate
    'Continue printing the parameter "avail_day" for assistants. Avail_day is if you are available for a PL, i.e. available shift 1 to 3
    For i = 1 To num_assistants
        For w = 1 To num_weeks
            For d = 1 To num_days
                If Cells(first_row + (i - 1) * next_worker + 0 * next_shift, first_column + (d - 1) * next_day + (w - 1) * next_week) = "X" And _
                Cells(first_row + (i - 1) * next_worker + 1 * next_shift, first_column + (d - 1) * next_day + (w - 1) * next_week) = "X" And _
                Cells(first_row + (i - 1) * next_worker + 2 * next_shift, first_column + (d - 1) * next_day + (w - 1) * next_week) = "X" Then
                    ts.WriteLine vbTab &amp; Cells(first_row_worker_ID + (i - 1) * next_worker, first_column_worker_ID) &amp; " " &amp; w &amp; " " &amp; d &amp; " " &amp; 1
                Else
                    ts.WriteLine vbTab &amp; Cells(first_row_worker_ID + (i - 1) * next_worker, first_column_worker_ID) &amp; " " &amp; w &amp; " " &amp; d &amp; " " &amp; 0
                End If
            Next d
        Next w
    Next i
    ts.WriteLine ";"
    
    'Change worksheet to Bibliotekarier
    Worksheets("Bibliotekarier").Activate
    'Parameter "lib_on_wheels_avail"
    ts.WriteLine "param" &amp; vbTab &amp; "lib_on_wheels_avail" &amp; vbTab &amp; ":="
    For i = 1 To num_librarians
        For w = 1 To num_weeks
            For d = 1 To num_days
                For s = 1 To num_shifts
                    If Cells(first_row + (i - 1) * next_worker + (s - 1) * next_shift, first_column + (d - 1) * next_day + (w - 1) * next_week) = "B" Then
                        ts.WriteLine vbTab &amp; Cells(first_row_worker_ID + (i - 1) * next_worker, first_column_worker_ID) &amp; " " &amp; w &amp; " " &amp; d &amp; " " &amp; s &amp; " " &amp; 1
                    Else
                        ts.WriteLine vbTab &amp; Cells(first_row_worker_ID + (i - 1) * next_worker, first_column_worker_ID) &amp; " " &amp; w &amp; " " &amp; d &amp; " " &amp; s &amp; " " &amp; 0
                    End If
                Next s
            Next d
        Next w
    Next i
    ts.WriteLine ";"
    
    

    'Change worksheet to Bibliotekarier
    Worksheets("Bibliotekarier").Activate
    
    'Parameter "qualavail"
    ts.WriteLine "param" &amp; vbTab &amp; "qualavail" &amp; vbTab &amp; ":="
    
    'For librarians
    Worksheets("Bibliotekarier").Activate
    For i = 1 To num_librarians
        For w = 1 To num_weeks
            For d = 1 To 5
                For s = 1 To num_shifts
                    For j = 1 To num_tasks
                        If s = 1 And j = 3 Then
                            If Cells(first_row + (i - 1) * next_worker + (s - 1) * next_shift, first_column + (d - 1) * next_day + (w - 1) * next_week) = "X" _
                            And Cells(first_row + (i - 1) * next_worker + s * next_shift, first_column + (d - 1) * next_day + (w - 1) * next_week) = "X" _
                            And Cells(first_row + (i - 1) * next_worker + (s + 1) * next_shift, first_column + (d - 1) * next_day + (w - 1) * next_week) = "X" Then
                                ts.WriteLine vbTab &amp; Cells(first_row_worker_ID + (i - 1) * next_worker, first_column_worker_ID) &amp; " " &amp; w &amp; " " &amp; d &amp; " " &amp; s &amp; " " &amp; tasks(j) &amp; " " &amp; 1
                            Else
                                ts.WriteLine vbTab &amp; Cells(first_row_worker_ID + (i - 1) * next_worker, first_column_worker_ID) &amp; " " &amp; w &amp; " " &amp; d &amp; " " &amp; s &amp; " " &amp; tasks(j) &amp; " " &amp; 0
                            End If
                        Else
                            If j = 3 Then 'For s = 2, 3, 4
                                ts.WriteLine vbTab &amp; Cells(first_row_worker_ID + (i - 1) * next_worker, first_column_worker_ID) &amp; " " &amp; w &amp; " " &amp; d &amp; " " &amp; s &amp; " " &amp; tasks(j) &amp; " " &amp; 0
                            Else
                                If Cells(first_row + (i - 1) * next_worker + (s - 1) * next_shift, first_column + (d - 1) * next_day + (w - 1) * next_week) = "X" Then 'Librarians qualified for all task types j
                                    ts.WriteLine vbTab &amp; Cells(first_row_worker_ID + (i - 1) * next_worker, first_column_worker_ID) &amp; " " &amp; w &amp; " " &amp; d &amp; " " &amp; s &amp; " " &amp; tasks(j) &amp; " " &amp; 1
                                Else
                                    ts.WriteLine vbTab &amp; Cells(first_row_worker_ID + (i - 1) * next_worker, first_column_worker_ID) &amp; " " &amp; w &amp; " " &amp; d &amp; " " &amp; s &amp; " " &amp; tasks(j) &amp; " " &amp; 0
                                End If
                            End If
                        End If
                    Next j
                Next s
            Next d
            'Qualavail for weekends
            For d = 6 To 7
                    If w = 1 And Cells(first_row_weekend + (i - 1) * next_worker, first_column_weekend) &lt;&gt; "I" Then
                        For j = 1 To num_tasks
                            Select Case j
                                Case 1 ' 'Exp' on weekend
                                    ts.WriteLine vbTab &amp; Cells(first_row_worker_ID + (i - 1) * next_worker, first_column_worker_ID) &amp; " " &amp; w &amp; " " &amp; d &amp; " " &amp; 1 &amp; " " &amp; tasks(j) &amp; " " &amp; 1
                                Case 2 ' 'Info on weekend
                                    ts.WriteLine vbTab &amp; Cells(first_row_worker_ID + (i - 1) * next_worker, first_column_worker_ID) &amp; " " &amp; w &amp; " " &amp; d &amp; " " &amp; 1 &amp; " " &amp; tasks(j) &amp; " " &amp; 1
                                Case 3 'j = 3 on weekends is 'HB' and not 'PL'
                                    ts.WriteLine vbTab &amp; Cells(first_row_worker_ID + (i - 1) * next_worker, first_column_worker_ID) &amp; " " &amp; w &amp; " " &amp; d &amp; " " &amp; 1 &amp; " " &amp; tasks(j + 1) &amp; " " &amp; 1 'Fridays
                            End Select
                        Next j
                    Else
                        For j = 1 To num_tasks
                            Select Case j
                                Case 1 ' 'Exp' on weekend
                                    ts.WriteLine vbTab &amp; Cells(first_row_worker_ID + (i - 1) * next_worker, first_column_worker_ID) &amp; " " &amp; w &amp; " " &amp; d &amp; " " &amp; 1 &amp; " " &amp; tasks(j) &amp; " " &amp; 0
                                Case 2 ' 'Info on weekend
                                    ts.WriteLine vbTab &amp; Cells(first_row_worker_ID + (i - 1) * next_worker, first_column_worker_ID) &amp; " " &amp; w &amp; " " &amp; d &amp; " " &amp; 1 &amp; " " &amp; tasks(j) &amp; " " &amp; 0
                                Case 3 'j = 3 on weekends is 'HB' and not 'PL'
                                    ts.WriteLine vbTab &amp; Cells(first_row_worker_ID + (i - 1) * next_worker, first_column_worker_ID) &amp; " " &amp; w &amp; " " &amp; d &amp; " " &amp; 1 &amp; " " &amp; tasks(j + 1) &amp; " " &amp; 0 'Fridays
                            End Select
                        Next j
                    End If
            Next d
        Next w
    Next i
    
    'For assistants
    Worksheets("Assistenter").Activate
    For i = 1 To num_assistants
        For w = 1 To num_weeks
            'Qualavail for weekdays
            For d = 1 To 5
                For s = 1 To num_shifts
                    For j = 1 To num_tasks
                        If s = 1 And j = 3 Then
                            If Cells(first_row + (i - 1) * next_worker + (s - 1) * next_shift, first_column + (d - 1) * next_day + (w - 1) * next_week) = "X" _
                            And Cells(first_row + (i - 1) * next_worker + s * next_shift, first_column + (d - 1) * next_day + (w - 1) * next_week) = "X" _
                            And Cells(first_row + (i - 1) * next_worker + (s + 1) * next_shift, first_column + (d - 1) * next_day + (w - 1) * next_week) = "X" Then
                                ts.WriteLine vbTab &amp; Cells(first_row_worker_ID + (i - 1) * next_worker, first_column_worker_ID) &amp; " " &amp; w &amp; " " &amp; d &amp; " " &amp; s &amp; " " &amp; tasks(j) &amp; " " &amp; 1
                            Else
                                ts.WriteLine vbTab &amp; Cells(first_row_worker_ID + (i - 1) * next_worker, first_column_worker_ID) &amp; " " &amp; w &amp; " " &amp; d &amp; " " &amp; s &amp; " " &amp; tasks(j) &amp; " " &amp; 0
                            End If
                        Else
                            If j = 2 Then 'Info for assistants
                                ts.WriteLine vbTab &amp; Cells(first_row_worker_ID + (i - 1) * next_worker, first_column_worker_ID) &amp; " " &amp; w &amp; " " &amp; d &amp; " " &amp; s &amp; " " &amp; tasks(j) &amp; " " &amp; 0
                            Else
                                If j = 3 Then 'For s = 2, 3, 4 unavail for 'PL'
                                    ts.WriteLine vbTab &amp; Cells(first_row_worker_ID + (i - 1) * next_worker, first_column_worker_ID) &amp; " " &amp; w &amp; " " &amp; d &amp; " " &amp; s &amp; " " &amp; tasks(j) &amp; " " &amp; 0
                                Else
                                    If Cells(first_row + (i - 1) * next_worker + (s - 1) * next_shift, first_column + (d - 1) * next_day + (w - 1) * next_week) = "X" Then 'Assigning assistants to be = 1 on info, but constraint giving 0.
                                        ts.WriteLine vbTab &amp; Cells(first_row_worker_ID + (i - 1) * next_worker, first_column_worker_ID) &amp; " " &amp; w &amp; " " &amp; d &amp; " " &amp; s &amp; " " &amp; tasks(j) &amp; " " &amp; 1
                                    Else
                                        ts.WriteLine vbTab &amp; Cells(first_row_worker_ID + (i - 1) * next_worker, first_column_worker_ID) &amp; " " &amp; w &amp; " " &amp; d &amp; " " &amp; s &amp; " " &amp; tasks(j) &amp; " " &amp; 0
                                    End If
                                End If
                            End If
                        End If
                    Next j
                Next s
            Next d
            'Qualavail for weekends
            For d = 6 To 7
                    If w = 1 And Cells(first_row_weekend + (i - 1) * next_worker, first_column_weekend) &lt;&gt; "I" Then
                        For j = 1 To num_tasks
                            Select Case j
                                Case 1 ' 'Exp' on weekend
                                    ts.WriteLine vbTab &amp; Cells(first_row_worker_ID + (i - 1) * next_worker, first_column_worker_ID) &amp; " " &amp; w &amp; " " &amp; d &amp; " " &amp; 1 &amp; " " &amp; tasks(j) &amp; " " &amp; 1
                                Case 2 ' 'Info on weekend
                                    ts.WriteLine vbTab &amp; Cells(first_row_worker_ID + (i - 1) * next_worker, first_column_worker_ID) &amp; " " &amp; w &amp; " " &amp; d &amp; " " &amp; 1 &amp; " " &amp; tasks(j) &amp; " " &amp; 0
                                Case 3 'j = 3 on weekends is 'HB' and not 'PL'
                                    ts.WriteLine vbTab &amp; Cells(first_row_worker_ID + (i - 1) * next_worker, first_column_worker_ID) &amp; " " &amp; w &amp; " " &amp; d &amp; " " &amp; 1 &amp; " " &amp; tasks(j + 1) &amp; " " &amp; 0 'Fridays
                            End Select
                        Next j
                    Else
                        For j = 1 To num_tasks
                            Select Case j
                                Case 1 ' 'Exp' on weekend
                                    ts.WriteLine vbTab &amp; Cells(first_row_worker_ID + (i - 1) * next_worker, first_column_worker_ID) &amp; " " &amp; w &amp; " " &amp; d &amp; " " &amp; 1 &amp; " " &amp; tasks(j) &amp; " " &amp; 0
                                Case 2 ' 'Info on weekend
                                    ts.WriteLine vbTab &amp; Cells(first_row_worker_ID + (i - 1) * next_worker, first_column_worker_ID) &amp; " " &amp; w &amp; " " &amp; d &amp; " " &amp; 1 &amp; " " &amp; tasks(j) &amp; " " &amp; 0
                                Case 3 'j = 3 on weekends is 'HB' and not 'PL'
                                    ts.WriteLine vbTab &amp; Cells(first_row_worker_ID + (i - 1) * next_worker, first_column_worker_ID) &amp; " " &amp; w &amp; " " &amp; d &amp; " " &amp; 1 &amp; " " &amp; tasks(j + 1) &amp; " " &amp; 0 'Fridays
                            End Select
                        Next j
                    End If
            Next d
        Next w
    Next i
    



    
    ts.WriteLine ";"
    
    
    ts.Close
    
End Sub





</script:module>
</file>

<file path=Basic/VBAProject/Schema.xml><?xml version="1.0" encoding="utf-8"?>
<!DOCTYPE module  PUBLIC '-//OpenOffice.org//DTD OfficeDocument 1.0//EN'  'module.dtd'>
<script:module xmlns:script="http://openoffice.org/2000/script" script:name="Schema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Assistenter"/>
  <library:element library:name="Bibliotekarier"/>
  <library:element library:name="Module1"/>
  <library:element library:name="Schema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